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officeooo:rsid="001052c5"/>
    </style:style>
    <style:style style:name="P5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Droid Sans Mono" fo:font-size="10.5pt" fo:font-weight="normal" officeooo:rsid="001052c5" fo:background-color="transparent"/>
    </style:style>
    <style:style style:name="P6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Droid Sans Mono" fo:font-size="10.5pt" fo:font-weight="normal" officeooo:rsid="001052c5" officeooo:paragraph-rsid="001052c5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rsid="001052c5" fo:background-color="transparen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052c5" officeooo:paragraph-rsid="001052c5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1052c5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  <style:text-properties fo:background-color="transparent"/>
    </style:style>
    <style:style style:name="P13" style:family="paragraph" style:parent-style-name="Text_20_body">
      <style:paragraph-properties fo:margin-top="0cm" fo:margin-bottom="0cm" style:contextual-spacing="false"/>
      <style:text-properties style:use-window-font-color="true" loext:opacity="0%" style:font-name="Droid Sans Mono" fo:font-size="10.5pt" fo:font-weight="normal" officeooo:rsid="001052c5" fo:background-color="transparent"/>
    </style:style>
    <style:style style:name="P14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  <style:text-properties officeooo:paragraph-rsid="001052c5"/>
    </style:style>
    <style:style style:name="P15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16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17" style:family="paragraph" style:parent-style-name="Text_20_body" style:list-style-name="L3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fo:background-color="transparent"/>
    </style:style>
    <style:style style:name="P18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reak-before="page" fo:background-color="transparent"/>
    </style:style>
    <style:style style:name="P19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0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1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2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3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4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5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6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7" style:family="paragraph" style:parent-style-name="Text_20_body" style:list-style-name="L3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8" style:family="paragraph" style:parent-style-name="Text_20_body" style:master-page-name="">
      <loext:graphic-properties draw:fill="none"/>
      <style:paragraph-properties fo:margin-left="-0.9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29" style:family="paragraph" style:parent-style-name="Text_20_body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30" style:family="paragraph" style:parent-style-name="Text_20_body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fo:background-color="transparent"/>
    </style:style>
    <style:style style:name="P31" style:family="paragraph" style:parent-style-name="Text_20_body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32" style:family="paragraph" style:parent-style-name="Text_20_body" style:master-page-name="">
      <loext:graphic-properties draw:fill="none"/>
      <style:paragraph-properties fo:margin-left="-0.80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d4d4d4" loext:opacity="100%" officeooo:rsid="001052c5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officeooo:rsid="001052c5"/>
    </style:style>
    <style:style style:name="T6" style:family="text">
      <style:text-properties officeooo:rsid="001052c5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officeooo:rsid="001052c5"/>
    </style:style>
    <style:style style:name="T9" style:family="text">
      <style:text-properties fo:color="#569cd6" loext:opacity="100%"/>
    </style:style>
    <style:style style:name="T10" style:family="text">
      <style:text-properties style:use-window-font-color="true" loext:opacity="0%" style:font-name="Droid Sans Mono" fo:font-size="10.5pt" fo:font-weight="normal" fo:background-color="transparent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yui_3_18_1_1_1737362317986_22">
        <text:section text:style-name="Sect1" text:name="yui_3_18_1_1_1737362317986_21">
          <text:section text:style-name="Sect1" text:name="yui_3_18_1_1_1737362317986_20">
            <text:list xml:id="list4170601703" text:style-name="L3">
              <text:list-item>
                <text:p text:style-name="P16"><text:bookmark text:name="yui_3_18_1_1_1737362317986_19"/><text:bookmark text:name="yui_3_18_1_1_1737362317986_18"/>Amosa a data. </text:p>
              </text:list-item>
            </text:list>
            <text:p text:style-name="P8"/>
            <text:p text:style-name="P9">$date = get-Date</text:p>
            <text:p text:style-name="P9">$date</text:p>
            <text:p text:style-name="P8"/>
            <text:list xml:id="list100816095767239" text:continue-numbering="true" text:style-name="L3">
              <text:list-item>
                <text:p text:style-name="P16"><text:bookmark text:name="yui_3_18_1_1_1737362317986_30"/>Lista os directorios ou arquivos que hai en Windows/System32 e que o seu nome comece por w. </text:p>
              </text:list-item>
            </text:list>
            <text:p text:style-name="P12"/>
            <text:p text:style-name="P5">Get-ChildItem -Path "C:\Windows\System32" -File -Recurse -Include w* sd</text:p>
            <text:p text:style-name="P6">asd</text:p>
            <text:p text:style-name="P10"/>
            <text:p text:style-name="P9">sad</text:p>
            <text:list xml:id="list100815403504601" text:continue-numbering="true" text:style-name="L3">
              <text:list-item>
                <text:p text:style-name="P16"><text:bookmark text:name="yui_3_18_1_1_1737362317986_29"/>Fai a seguinte estrutura de directorios e arquivos: </text:p>
                <text:list>
                  <text:list-item>
                    <text:p text:style-name="P11"><text:bookmark text:name="yui_3_18_1_1_1737362317986_28"/><text:bookmark text:name="yui_3_18_1_1_1737362317986_27"/>C: </text:p>
                    <text:list>
                      <text:list-item>
                        <text:p text:style-name="P11">SISTEMAS </text:p>
                      </text:list-item>
                      <text:list-item>
                        <text:p text:style-name="P11">DOS </text:p>
                      </text:list-item>
                      <text:list-item>
                        <text:p text:style-name="P11">MANUAL </text:p>
                        <text:list>
                          <text:list-item>
                            <text:p text:style-name="P11">manual.txt </text:p>
                          </text:list-item>
                        </text:list>
                      </text:list-item>
                      <text:list-item>
                        <text:p text:style-name="P11">EXERCICIOS </text:p>
                        <text:list>
                          <text:list-item>
                            <text:p text:style-name="P11">folla1.txt </text:p>
                          </text:list-item>
                          <text:list-item>
                            <text:p text:style-name="P11">folla2.tx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/>
            <text:p text:style-name="P5">mkdir C:\SISTEMAS | mkdir C:\DOS | mkdir C:\MANUAL| mkdir C:\EXERCICIOS</text:p>
            <text:p text:style-name="P7"/>
            <text:p text:style-name="P7">New-Item -Path C:\EXERCICIOS\manual.txt -ItemType File | New-Item -Path C:\EXERCICIOS\folla1.txt -ItemType File | New-Item -Path C:\EXERCICIOS\folla2.txt -ItemType File </text:p>
            <text:p text:style-name="P8"/>
            <text:p text:style-name="P29"/>
            <text:list xml:id="list100816077013357" text:continue-numbering="true" text:style-name="L3">
              <text:list-item>
                <text:p text:style-name="P17"><text:bookmark text:name="yui_3_18_1_1_1737362317986_31"/>Copia todos os ficheiros do directorio ejercicios a C cunha soa orde. </text:p>
              </text:list-item>
            </text:list>
            <text:p text:style-name="P8"/>
            <text:p text:style-name="P5">Copy-Item -Path C:\EXERCICIOS\* -Destination C:\</text:p>
            <text:p text:style-name="P8"/>
            <text:p text:style-name="P8"/>
            <text:list xml:id="list100815793085771" text:continue-numbering="true" text:style-name="L3">
              <text:list-item>
                <text:p text:style-name="P16"><text:bookmark text:name="yui_3_18_1_1_1737362317986_32"/>Crea un directorio en C que se chame PRACTICA2 e copia o ficheiro LABEL.EXE do subdirectorio SYSTEM32 de WINDOWS en PRACTICA2 pero co nome ETIQUETA.EXE. Podes utilizar 2 comandos. </text:p>
              </text:list-item>
            </text:list>
            <text:p text:style-name="P13"/>
            <text:p text:style-name="P5">Copy-Item -Path C:\Windows\System32\label.exe -Destination C:\PRACTICA2 </text:p>
            <text:p text:style-name="P7"/>
            <text:p text:style-name="P7">Rename-Item -Path C:\PRACTICA2\label.exe</text:p>
            <text:p text:style-name="P8"/>
            <text:p text:style-name="P8"/>
            <text:list xml:id="list100814697476829" text:continue-numbering="true" text:style-name="L3">
              <text:list-item>
                <text:p text:style-name="P16"><text:bookmark text:name="yui_3_18_1_1_1737362317986_33"/>Copia todos os ficheiros do directorio EXERCICIOS a PRACTICA2 cunha soa orde. </text:p>
              </text:list-item>
            </text:list>
            <text:p text:style-name="P8"/>
            <text:p text:style-name="P5">Copy-Item -Path C:\EXERCICIOS\* -Destination C:\PRACTICA2 </text:p>
            <text:p text:style-name="P8"/>
            <text:p text:style-name="P8"/>
            <text:list xml:id="list100815493126246" text:continue-numbering="true" text:style-name="L3">
              <text:list-item>
                <text:p text:style-name="P16"><text:bookmark text:name="yui_3_18_1_1_1737362317986_34"/><text:soft-page-break/>Copia todos os ficheiros do directorio PRACTICA2 que teñen extensión txt no directorio DOS pero coa extensión sol. Fai cunha soa orde o listado -&gt; renomeado, a copia podes facela aparte. </text:p>
              </text:list-item>
            </text:list>
            <text:p text:style-name="P8"/>
            <text:p text:style-name="P5">Get-ChildItem -Path "C:\PRACTICA2" -Filter *.txt | Copy-Item -Destination { $_.FullName -replace '\.txt$', '.sol' } -Force</text:p>
            <text:p text:style-name="P8"/>
            <text:p text:style-name="P29"/>
            <text:list xml:id="list100814614974376" text:continue-numbering="true" text:style-name="L3">
              <text:list-item>
                <text:p text:style-name="P17"><text:bookmark text:name="yui_3_18_1_1_1737362317986_35"/>Con ruta absoluta renomea o ficheiro folla1.sol que se atopa en DOS como folla.dat </text:p>
              </text:list-item>
            </text:list>
            <text:p text:style-name="P8"/>
            <text:p text:style-name="P2"><text:span text:style-name="T4">Rename-Item</text:span> <text:span text:style-name="T2">-</text:span>Path C:\DOS\folla1.sol <text:span text:style-name="T2">-</text:span>NewName folla.dat</text:p>
            <text:p text:style-name="P8"/>
            <text:p text:style-name="P8"/>
            <text:list xml:id="list100814991002368" text:continue-numbering="true" text:style-name="L3">
              <text:list-item>
                <text:p text:style-name="P16">Copia todo o directorio Sistemas noutro directorio chamado CopySist cunha soa orde. </text:p>
              </text:list-item>
            </text:list>
            <text:p text:style-name="P8"/>
            <text:p text:style-name="P5">Copy-Item -Path C:\SISTEMAS -Destination C:\CopySist -Recurse -Force</text:p>
            <text:p text:style-name="P8"/>
            <text:p text:style-name="P8"/>
            <text:list xml:id="list100815455631705" text:continue-numbering="true" text:style-name="L3">
              <text:list-item>
                <text:p text:style-name="P14"><text:bookmark text:name="yui_3_18_1_1_1737362317986_36"/>Ubícate na túa carpeta de usuario con ruta absoluta. </text:p>
              </text:list-item>
            </text:list>
            <text:p text:style-name="P8"/>
            <text:p text:style-name="P5">cd $env:USERPROFILE</text:p>
            <text:p text:style-name="P8"/>
            <text:p text:style-name="P8"/>
            <text:list xml:id="list100814464311583" text:continue-numbering="true" text:style-name="L3">
              <text:list-item>
                <text:p text:style-name="P16"><text:bookmark text:name="yui_3_18_1_1_1737362317986_37"/>Utilizando ruta relativa borra o directorio CopySist </text:p>
              </text:list-item>
            </text:list>
            <text:p text:style-name="P8"/>
            <text:p text:style-name="P5">cd C:\</text:p>
            <text:p text:style-name="P7"/>
            <text:p text:style-name="P7">Remove-Item -Path .\CopySist -Recurse -Force</text:p>
            <text:p text:style-name="P13"/>
            <text:p text:style-name="P8"/>
            <text:list xml:id="list100814440950672" text:continue-numbering="true" text:style-name="L3">
              <text:list-item>
                <text:p text:style-name="P16"><text:bookmark text:name="yui_3_18_1_1_1737362317986_38"/>Pon atributo oculto ao arquivo folla.dat que hai no directorio DOS. Tes que facer algo especial para listar dito arquivo oculto? </text:p>
              </text:list-item>
            </text:list>
            <text:p text:style-name="P8"/>
            <text:p text:style-name="P5">Set-ItemProperty -Path C:\DOS\folla.dat -Name Attributes -Value</text:p>
            <text:p text:style-name="P7"/>
            <text:p text:style-name="P7">SOLUCION: $FILE = get-item C:\DOS\folla.dat</text:p>
            <text:p text:style-name="P7">$FILE.Attributes = 'Hidden'</text:p>
            <text:p text:style-name="P7">set-location C:\DOS</text:p>
            <text:p text:style-name="P7">get-ChildItem -force</text:p>
            <text:p text:style-name="P8"/>
            <text:p text:style-name="P9"># Para listar os srquivos ocultos: ls -h</text:p>
            <text:p text:style-name="P8"/>
            <text:p text:style-name="P8"/>
            <text:list xml:id="list100814494808443" text:continue-numbering="true" text:style-name="L3">
              <text:list-item>
                <text:p text:style-name="P18">Cambia ao directorio DOS e, utilizando direccionamiento (&gt;), crea un arquivo novo chamado folla.txt </text:p>
              </text:list-item>
            </text:list>
            <text:p text:style-name="P8"/>
            <text:p text:style-name="P5">Set-Location C:\DOS</text:p>
            <text:p text:style-name="P7"/>
            <text:p text:style-name="P7">New-item -ItemType File -Name folla.txt &gt; Snull</text:p>
            <text:p text:style-name="P7"/>
            <text:p text:style-name="P29"/>
            <text:list xml:id="list100814180255034" text:continue-numbering="true" text:style-name="L3">
              <text:list-item>
                <text:p text:style-name="P17"><text:bookmark text:name="yui_3_18_1_1_1737362317986_40"/>Amosa por pantalla o contido de folla.dat e folla.txt (2 comandos). </text:p>
              </text:list-item>
            </text:list>
            <text:p text:style-name="P30"/>
            <text:p text:style-name="P5">Get-Content C:\DOS\folla.txt</text:p>
            <text:p text:style-name="P1"/>
            <text:p text:style-name="P28"/>
            <text:list xml:id="list100815731701412" text:continue-numbering="true" text:style-name="L3">
              <text:list-item>
                <text:p text:style-name="P16"><text:bookmark text:name="yui_3_18_1_1_1737362317986_41"/>Engade o contido de folla.txt a folla.dat sen borrar o que hai en folla.dat. </text:p>
              </text:list-item>
            </text:list>
            <text:p text:style-name="P8"/>
            <text:p text:style-name="P5">get-Content -Path folla.dat &gt;&gt; folla.dat</text:p>
            <text:p text:style-name="P3"/>
            <text:p text:style-name="P8"/>
            <text:list xml:id="list100814654880409" text:continue-numbering="true" text:style-name="L3">
              <text:list-item>
                <text:p text:style-name="P15"><text:bookmark text:name="yui_3_18_1_1_1737362317986_42"/><text:s/>Crea 3 grupos (SI, BBDD e LMSXI). Inclúe ditos comandos e saca unha captura co resultado (comandol usrmgr.msc). Crea despois 2 usuarios en cada grupo, non fai falla que teñan contrasinal. Ningún usuario será administrador. Terás que crear ditos grupos e usuarios, nomeándoos coa inicial do nome e o primeiro apelido, por exemplo: Michael Jordan sería mjordan.O mesmo: inclúe os comandos e amosa capturas cos resultados </text:p>
              </text:list-item>
            </text:list>
            <text:p text:style-name="P7">New-LocalGroup -Name "SI" -Description "Grupo para SI"</text:p>
            <text:p text:style-name="P7">New-LocalGroup -Name "BBDD" -Description "Grupo para BBDD"</text:p>
            <text:p text:style-name="P7">New-LocalGroup -Name "LMSXI" -Description "Grupo para LMSXI"</text:p>
            <text:p text:style-name="P7"/>
            <text:p text:style-name="P7">New-LocalUser -Name "mjordan" -FullName "Michael Jordan" -PasswordNeverExpires $true -UserMayNotChangePassword $true</text:p>
            <text:p text:style-name="P7">New-LocalUser -Name "llebron" -FullName "LeBron James" -PasswordNeverExpires $true -UserMayNotChangePassword $true</text:p>
            <text:p text:style-name="P7">Add-LocalGroupMember -Group "SI" -Member "mjordan", "llebron"</text:p>
            <text:p text:style-name="P7"/>
            <text:p text:style-name="P7">New-LocalUser -Name "smiller" -FullName "Marcos Chouza" -PasswordNeverExpires $true -UserMayNotChangePassword $true</text:p>
            <text:p text:style-name="P7">New-LocalUser -Name "dsmith" -FullName "Pepito Pepe" -PasswordNeverExpires $true -UserMayNotChangePassword $true</text:p>
            <text:p text:style-name="P7">Add-LocalGroupMember -Group "BBDD" -Member "mchouza", "ppepe"</text:p>
            <text:p text:style-name="P7"/>
            <text:p text:style-name="P7">New-LocalUser -Name "tparker" -FullName "Peter Parker" -PasswordNeverExpires $true -UserMayNotChangePassword $true</text:p>
            <text:p text:style-name="P7">New-LocalUser -Name "kgarnett" -FullName "Christian Varela" -PasswordNeverExpires $true -UserMayNotChangePassword $true</text:p>
            <text:p text:style-name="P7">Add-LocalGroupMember -Group "LMSXI" -Member "pparker", "Cvarela"</text:p>
            <text:p text:style-name="P7"/>
            <text:p text:style-name="P7">Get-LocalGroupMember -Group "SI"</text:p>
            <text:p text:style-name="P7">Get-LocalGroupMember -Group "BBDD"</text:p>
            <text:p text:style-name="P4"><text:span text:style-name="T10">Get-LocalGroupMember -Group "LMSXI"</text:span></text:p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9:59:41.289879045</meta:creation-date>
    <dc:date>2025-01-20T10:08:14.073614355</dc:date>
    <meta:editing-duration>PT8M33S</meta:editing-duration>
    <meta:editing-cycles>1</meta:editing-cycles>
    <meta:document-statistic meta:table-count="0" meta:image-count="0" meta:object-count="0" meta:page-count="3" meta:paragraph-count="66" meta:word-count="557" meta:character-count="4218" meta:non-whitespace-character-count="3723"/>
    <meta:generator>LibreOffice/7.4.7.2$Linux_X86_64 LibreOffice_project/40$Build-2</meta:generator>
  </office:meta>
</office:document-meta>
</file>